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72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1"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62"/>
          <table:table-cell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38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47"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39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table:number-columns-repeated="8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**</text:p>
          </table:table-cell>
          <table:table-cell table:number-columns-repeated="3"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9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08:28:24.469089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5:15:30.258881804</meta:creation-date>
    <dc:date>2017-02-09T08:53:10.783635524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193" meta:object-count="0"/>
  </office:meta>
</office:document-meta>
</file>